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4fc1ff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ResponsiveContainer</text:span> <text:span text:style-name="T3">width</text:span><text:span text:style-name="T4">=</text:span><text:span text:style-name="T5">"100%"</text:span> <text:span text:style-name="T3">height</text:span><text:span text:style-name="T4">=</text:span><text:span text:style-name="T6">{</text:span><text:span text:style-name="T7">260</text:span><text:span text:style-name="T6">}</text:span><text:span text:style-name="T1">&gt;</text:span></text:p>
      <text:p text:style-name="P2">              <text:span text:style-name="T8">&lt;</text:span><text:span text:style-name="T9">PieChart</text:span><text:span text:style-name="T8">&gt;</text:span></text:p>
      <text:p text:style-name="P2">                <text:span text:style-name="T8">&lt;</text:span><text:span text:style-name="T9">Pie</text:span><text:span text:style-name="T10"> </text:span><text:span text:style-name="T11">data</text:span><text:span text:style-name="T12">=</text:span><text:span text:style-name="T13">{</text:span><text:span text:style-name="T14">tortaDeudas</text:span><text:span text:style-name="T13">}</text:span><text:span text:style-name="T10"> </text:span><text:span text:style-name="T11">dataKey</text:span><text:span text:style-name="T12">=</text:span><text:span text:style-name="T15">"value"</text:span><text:span text:style-name="T10"> </text:span><text:span text:style-name="T11">nameKey</text:span><text:span text:style-name="T12">=</text:span><text:span text:style-name="T15">"name"</text:span><text:span text:style-name="T10"> </text:span><text:span text:style-name="T11">cx</text:span><text:span text:style-name="T12">=</text:span><text:span text:style-name="T15">"50%"</text:span><text:span text:style-name="T10"> </text:span><text:span text:style-name="T11">cy</text:span><text:span text:style-name="T12">=</text:span><text:span text:style-name="T15">"50%"</text:span><text:span text:style-name="T10"> </text:span><text:span text:style-name="T11">outerRadius</text:span><text:span text:style-name="T12">=</text:span><text:span text:style-name="T13">{</text:span><text:span text:style-name="T16">85</text:span><text:span text:style-name="T13">}</text:span><text:span text:style-name="T10"> </text:span><text:span text:style-name="T11">label</text:span><text:span text:style-name="T8">&gt;</text:span></text:p>
      <text:p text:style-name="P2">                  <text:span text:style-name="T13">{</text:span><text:span text:style-name="T14">tortaDeudas</text:span><text:span text:style-name="T12">.</text:span><text:span text:style-name="T17">map</text:span><text:span text:style-name="T12">((</text:span><text:span text:style-name="T11">_</text:span><text:span text:style-name="T12">, </text:span><text:span text:style-name="T11">i</text:span><text:span text:style-name="T12">) </text:span><text:span text:style-name="T13">=&gt;</text:span><text:span text:style-name="T12"> (</text:span></text:p>
      <text:p text:style-name="P2"><text:span text:style-name="T4">                    </text:span><text:span text:style-name="T8">&lt;</text:span><text:span text:style-name="T9">Cell</text:span><text:span text:style-name="T12"> </text:span><text:span text:style-name="T11">key</text:span><text:span text:style-name="T12">=</text:span><text:span text:style-name="T13">{</text:span><text:span text:style-name="T15">`cell-deu-</text:span><text:span text:style-name="T13">${</text:span><text:span text:style-name="T11">i</text:span><text:span text:style-name="T13">}</text:span><text:span text:style-name="T15">`</text:span><text:span text:style-name="T13">}</text:span><text:span text:style-name="T12"> </text:span><text:span text:style-name="T11">fill</text:span><text:span text:style-name="T12">=</text:span><text:span text:style-name="T13">{</text:span><text:span text:style-name="T14">colores</text:span><text:span text:style-name="T12">[</text:span><text:span text:style-name="T11">i</text:span><text:span text:style-name="T12"> % </text:span><text:span text:style-name="T14">colores</text:span><text:span text:style-name="T12">.</text:span><text:span text:style-name="T11">length</text:span><text:span text:style-name="T12">]</text:span><text:span text:style-name="T13">}</text:span><text:span text:style-name="T12"> </text:span><text:span text:style-name="T8">/&gt;</text:span></text:p>
      <text:p text:style-name="P2"><text:span text:style-name="T4">                  </text:span><text:span text:style-name="T12">))</text:span><text:span text:style-name="T13">}</text:span></text:p>
      <text:p text:style-name="P2">                <text:span text:style-name="T8">&lt;/</text:span><text:span text:style-name="T9">Pie</text:span><text:span text:style-name="T8">&gt;</text:span></text:p>
      <text:p text:style-name="P2">                <text:span text:style-name="T8">&lt;</text:span><text:span text:style-name="T9">Tooltip</text:span><text:span text:style-name="T10"> </text:span><text:span text:style-name="T8">/&gt;</text:span></text:p>
      <text:p text:style-name="P2">              <text:span text:style-name="T8">&lt;/</text:span><text:span text:style-name="T9">PieChart</text:span><text:span text:style-name="T8">&gt;</text:span></text:p>
      <text:p text:style-name="P2">            <text:span text:style-name="T8">&lt;/</text:span><text:span text:style-name="T9">ResponsiveContainer</text:span><text:span text:style-name="T8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20:19:24.395109000</meta:creation-date>
    <dc:date>2025-08-25T20:19:33.191110500</dc:date>
    <meta:editing-duration>PT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0" meta:word-count="28" meta:character-count="443" meta:non-whitespace-character-count="281"/>
  </office:meta>
</office:document-meta>
</file>